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9.9pt"/>
    </style:style>
    <style:style style:name="co2" style:family="table-column">
      <style:table-column-properties fo:break-before="auto" style:column-width="13.86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21.11pt"/>
    </style:style>
    <style:style style:name="co6" style:family="table-column">
      <style:table-column-properties fo:break-before="auto" style:column-width="11.54pt"/>
    </style:style>
    <style:style style:name="co7" style:family="table-column">
      <style:table-column-properties fo:break-before="auto" style:column-width="145.9pt"/>
    </style:style>
    <style:style style:name="co8" style:family="table-column">
      <style:table-column-properties fo:break-before="auto" style:column-width="32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9d85be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##</text:p>
          </table:table-cell>
          <table:table-cell/>
          <table:table-cell table:style-name="ce3" office:value-type="string" calcext:value-type="string" table:number-columns-spanned="5" table:number-rows-spanned="1">
            <text:p>dvnUL-development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>
            <text:p>## Master language list</text:p>
          </table:table-cell>
          <table:table-cell/>
          <table:table-cell office:value-type="string" calcext:value-type="string">
            <text:p>1.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##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# Taken from: https://en.wikipedia.org/wiki/List_of_programming_languag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#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# Last updated 9-1-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# .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# (Axiom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0 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C ALG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e DAS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-I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a</text:p>
          </table:table-cell>
          <table:table-cell/>
          <table:table-cell office:value-type="string" calcext:value-type="string">
            <text:p>7.2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en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ilent V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o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M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L 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L 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L 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L 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a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entT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iga 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ex (Salesforce.com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 Inventor for Android's visual block langu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le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e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pect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y langu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eji 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Hotk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c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LISP / Visual LI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e Server Pa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b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nSh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(Windows/Do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tr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s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I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ck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mer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ne shell (including bash and ks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siness Bas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++ – ISO/IEC 148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# – ISO/IEC 23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/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hé Object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 Sh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yen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u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c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s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é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yl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FEng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F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p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P-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om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u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rine (programm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 (IBM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r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p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j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-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BOL – ISO/IEC 1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bolScript – COBOL Scripting langu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b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ffee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dFu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bined Programming Language (CP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on Intermediate Language (CI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on Lisp (also known as C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Pas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aint Handling Rules (CH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T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r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al 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V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WS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pt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al (programm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o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cl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t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L (Datapoint's Advanced Systems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L (Distributed Application Specification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Fl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TRIE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sel (formerly G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nk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K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l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NA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Ske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y PL/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y Programming Langu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YTRIEVE PL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MA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nburgh I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ff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ix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cs Li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era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lang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er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o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c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sLisp Robot Programming Langu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 EXEC (EX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able U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c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U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jöln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v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-M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@Formu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ran – ISO/IEC 1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r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xB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xP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z Li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-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Maker Langu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Monkey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-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S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NU 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ö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M (Good Old Ma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 Apps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T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phT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ov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GG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ide (programm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milton C sh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b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n pipeli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sk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m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Level Assemb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LS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psco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T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M Basic assembly langu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M HA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M Informix-4G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M R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us (concurrent constraint programm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us (time-reversible computing programm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Default-jdk 1.8u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 Ja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V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cript .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vaFX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eidosco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el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x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rer-May 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tl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L (KUKA Robot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YP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d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o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C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o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lyP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b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n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a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p – ISO/IEC 13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e-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tle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t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us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P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s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aP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n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2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ine 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 (Michigan Algorithm Decod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/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de 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PER (now part of BI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-IV (now VISION:BUILD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M Microsoft Assembly x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-M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LA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ima (see also Macsym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(Max Msp – Graphical Programming Environmen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Script internal language 3D Studio 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a (ME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cu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fo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Quotes Language (MQL4/MQL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k (programm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n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VA 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 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u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ula-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ula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h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t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c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IL – deprecated name for C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P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ic Programming Language (MP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pier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k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r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S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.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Lo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Re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LI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spe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ton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kle (NITI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de.j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eXactly C (NX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Quite C (NQ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W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XT-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:X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er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Li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LO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RE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as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-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-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li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a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am-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ta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ni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′′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Sail (programm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I/G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cal – ISO 7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AST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AR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ople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l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li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li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z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/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/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/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/I – ISO 6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/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/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/SQ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 (equational programm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 (programming language from Kx Syste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l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ck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f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f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la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TL/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e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PL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-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breT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t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wz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B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la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.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T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P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P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u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uli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ul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S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t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 Bas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ngt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ap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BOL(SPITBO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wb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id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/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ue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uirr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/S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ckless Pyt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lo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ef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tex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Coll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T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ft (Apple programm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ft (parallel scripting langu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M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Char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temVeri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P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CO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G, compiler-compi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sp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-SQ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C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er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SD Pas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p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c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f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x sh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real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i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H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Bas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Basic .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DataFl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Dialog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Fort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i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H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Bas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Basic .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DataFl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Dialog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Fort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FoxP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J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J#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Objec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Pro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X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vv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FIV, WATF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D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Q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l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dows PowerSh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ba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lfram Langu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v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B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C (exploits XMOS architectur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Harb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T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PL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Qu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S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Shar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SLT – see XPa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t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r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Q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i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 no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s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PL</text:p>
          </table:table-cell>
          <table:table-cell table:number-columns-repeated="6"/>
        </table:table-row>
        <table:table-row table:style-name="ro1" table:number-rows-repeated="10479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vnUL-develop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1.0b171101</text:p>
          </table:table-cell>
          <table:table-cell/>
        </table:table-row>
        <table:table-row table:style-name="ro1">
          <table:table-cell office:value-type="string" calcext:value-type="string">
            <text:p><text:s text:c="4"/>A# .NET</text:p>
          </table:table-cell>
          <table:table-cell/>
          <table:table-cell office:value-type="string" calcext:value-type="string">
            <text:p>Ada for .NET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# (Axiom)</text:p>
          </table:table-cell>
          <table:table-cell table:number-columns-repeated="2"/>
          <table:table-cell table:style-name="ce9"/>
          <table:table-cell office:value-type="string" calcext:value-type="string">
            <text:p>http://axiom-developer.org/axiom-website/download.html</text:p>
          </table:table-cell>
        </table:table-row>
        <table:table-row table:style-name="ro1">
          <table:table-cell office:value-type="string" calcext:value-type="string">
            <text:p><text:s text:c="4"/>A-0 System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office:value-type="string" calcext:value-type="string">
            <text:p><text:s text:c="4"/>A+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A++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BAP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BC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office:value-type="string" calcext:value-type="string">
            <text:p><text:s text:c="4"/>ABC ALGOL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BSET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BSYS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CC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ccent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ce DASL (Distributed Application Specification Language)</text:p>
          </table:table-cell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 calcext:value-type="string">
            <text:p><text:s text:c="4"/>ACL2</text:p>
          </table:table-cell>
          <table:table-cell table:number-columns-repeated="2"/>
          <table:table-cell table:style-name="ce9"/>
          <table:table-cell office:value-type="string" calcext:value-type="string">
            <text:p>http://www.cs.utexas.edu/users/moore/acl2/v7-4/HTML/installation/installation.html</text:p>
          </table:table-cell>
        </table:table-row>
        <table:table-row table:style-name="ro1">
          <table:table-cell office:value-type="string" calcext:value-type="string">
            <text:p><text:s text:c="4"/>ACT-III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ction!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ctionScript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da</text:p>
          </table:table-cell>
          <table:table-cell table:number-columns-repeated="2"/>
          <table:table-cell table:style-name="ce14" office:value-type="string" calcext:value-type="string">
            <text:p>7.2.0</text:p>
          </table:table-cell>
          <table:table-cell/>
        </table:table-row>
        <table:table-row table:style-name="ro1">
          <table:table-cell office:value-type="string" calcext:value-type="string">
            <text:p><text:s text:c="4"/>Adenine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gda</text:p>
          </table:table-cell>
          <table:table-cell table:number-columns-repeated="2"/>
          <table:table-cell table:style-name="ce9"/>
          <table:table-cell office:value-type="string" calcext:value-type="string">
            <text:p>http://hackage.haskell.org/package/Agda-2.5.3/readme</text:p>
          </table:table-cell>
        </table:table-row>
        <table:table-row table:style-name="ro1">
          <table:table-cell office:value-type="string" calcext:value-type="string">
            <text:p><text:s text:c="4"/>Agilent VEE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gora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>
            <text:p><text:s text:c="4"/>AIM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l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l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LGOL 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LGOL 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LGOL 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LGOL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l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lma-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mbientT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miga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M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ngel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pex (Salesforce.co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pp Inventor for Android's visual block langu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pple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Re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r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spect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ssembly langu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teji P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utoHotk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utoco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uto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utoLISP / Visual LI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ver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W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x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Active Server Pag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abb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ash</text:p>
          </table:table-cell>
          <table:table-cell table:number-columns-repeated="2"/>
          <table:table-cell table:style-name="ce14" office:value-type="string" calcext:value-type="string">
            <text:p>4.4.12</text:p>
          </table:table-cell>
          <table:table-cell/>
        </table:table-row>
        <table:table-row table:style-name="ro1">
          <table:table-cell office:value-type="string" calcext:value-type="string">
            <text:p><text:s text:c="4"/>BA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eanS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atch (Windows/Dos)</text:p>
          </table:table-cell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 calcext:value-type="string">
            <text:p><text:s text:c="4"/>Bertr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is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L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lock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lo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oomer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ourne shell (including bash and ks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P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usiness Ba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</text:p>
          </table:table-cell>
          <table:table-cell table:number-columns-repeated="2"/>
          <table:table-cell table:style-name="ce14" office:value-type="string" calcext:value-type="string">
            <text:p>7.2.0</text:p>
          </table:table-cell>
          <table:table-cell/>
        </table:table-row>
        <table:table-row table:style-name="ro1">
          <table:table-cell office:value-type="string" calcext:value-type="string">
            <text:p><text:s text:c="4"/>C--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C++</text:p>
          </table:table-cell>
          <table:table-cell table:number-columns-repeated="2"/>
          <table:table-cell table:style-name="ce14" office:value-type="string" calcext:value-type="string">
            <text:p>7.2.0</text:p>
          </table:table-cell>
          <table:table-cell/>
        </table:table-row>
        <table:table-row table:style-name="ro1">
          <table:table-cell office:value-type="string" calcext:value-type="string">
            <text:p><text:s text:c="4"/>C#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C/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aché Object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 Shell (cs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a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ayen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Du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ec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e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é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ey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FEn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F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hap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har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H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HIP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hom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hu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i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it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L (IB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l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lar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l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lip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LI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loj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MS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BOL – ISO/IEC 1989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CobolScript – COBOL Scripting language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Cob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ffeeScript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<text:s text:c="4"/>ColdFu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mbined Programming Language (CP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mmon Intermediate Language (CI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mmon Lisp (also known as C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M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mponent Pas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nstraint Handling Rules (CH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MT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nve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ral 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rVi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OWS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rypt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rys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s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U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u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u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yb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ycl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ASL (Datapoint's Advanced Systems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art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DataFl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atal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ATATRIE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eesel (formerly 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elp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ink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IB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RAK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y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YNA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asy PL/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ASYTRIEVE 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CMA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dinburgh I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iff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lix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l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macs Li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mera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pig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PL (Easy Programming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rlang</text:p>
          </table:table-cell>
          <table:table-cell table:number-columns-repeated="2"/>
          <table:table-cell table:style-name="ce14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<text:s text:c="4"/>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s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SP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ste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to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uc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ul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upho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usLisp Robot Programming Langu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MS EXEC (EXE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XEC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xecutable U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F#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F*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al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an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A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F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jöln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lav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l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lo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LOW-M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O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O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ORM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@Form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or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ortran – ISO/IEC 1539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Fort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ox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oxP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ranz Li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re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F-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ame Maker Langu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ameMonkey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A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-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D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e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EO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L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NU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o</text:p>
          </table:table-cell>
          <table:table-cell table:number-columns-repeated="2"/>
          <table:table-cell table:style-name="ce14" office:value-type="string" calcext:value-type="string">
            <text:p>1.8.3</text:p>
          </table:table-cell>
          <table:table-cell/>
        </table:table-row>
        <table:table-row table:style-name="ro1">
          <table:table-cell office:value-type="string" calcext:value-type="string">
            <text:p><text:s text:c="4"/>Go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O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öd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o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OM (Good Old Ma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oogle Apps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os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OT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P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raphT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R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roov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AGG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AL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alide (programming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amilton C s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arb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artmann pipeli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askell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Haxe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Her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igh Level Assemb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L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opsco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o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u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u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yperT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TML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office:value-type="string" calcext:value-type="string">
            <text:p><text:s text:c="4"/>IBM Basic assembly langu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BM HA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BM Informix-4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BM R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d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n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NTERLI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PTSCR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SLI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SP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J#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J++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J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anus (concurrent constraint programming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anus (time-reversible computing programming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ava</text:p>
          </table:table-cell>
          <table:table-cell table:number-columns-repeated="2"/>
          <table:table-cell office:value-type="string" calcext:value-type="string">
            <text:p>default-jdk 1.8u144</text:p>
          </table:table-cell>
          <table:table-cell/>
        </table:table-row>
        <table:table-row table:style-name="ro1">
          <table:table-cell office:value-type="string" calcext:value-type="string">
            <text:p><text:s text:c="4"/>Java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oin J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o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OV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o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Script .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avaFX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u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aleidosco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a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arel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ixt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lerer-May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oj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ot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RL (KUKA Robot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RYP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od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abVI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ad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ago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AN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as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aTeX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L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C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e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ego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lyP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m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mn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n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sa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sp – ISO/IEC 13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te-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t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ttl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o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ogt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otus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P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ve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ve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ua</text:p>
          </table:table-cell>
          <table:table-cell table:number-columns-repeated="2"/>
          <table:table-cell table:style-name="ce14" office:value-type="string" calcext:value-type="string">
            <text:p>5.3.4</text:p>
          </table:table-cell>
          <table:table-cell/>
        </table:table-row>
        <table:table-row table:style-name="ro1">
          <table:table-cell office:value-type="string" calcext:value-type="string">
            <text:p><text:s text:c="4"/>Lu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ust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Ya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yn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2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chine 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D (Michigan Algorithm Decode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D/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g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g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ude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PPER (now part of B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RK-IV (now VISION:BUILDE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SM Microsoft Assembly x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TH-M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thema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TL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xima (see also Macsym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x (Max Msp – Graphical Programming Environmen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xScript internal language 3D Studio 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ya (ME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ercu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e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etafo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etaQuotes Language (MQL4/MQL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HEG-5 (Interactive TV programming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icro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icro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I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ilk (programming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I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ira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ira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IVA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el 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el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a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a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h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rt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P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thc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SIL – deprecated name for C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U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u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ystic Programming Language (MP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A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apier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k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mer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t.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tLo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tRe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wLI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W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wsp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ewton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ickle (NIT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ode.js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N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ot eXactly C (NX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ot Quite C (NQ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W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XT-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:X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be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BJ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bject Li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bjectLO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bject RE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bject Pas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bjective-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bjective-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bli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Ca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cc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ccam-π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ct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mni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ny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p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pen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penEdge AB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penV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PS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ptim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RCA/Modula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ri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rw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xyg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′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araSail (programming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ARI/G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ascal – ISO 7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CA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EA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eople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erl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P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erl 6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Pha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HP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P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icoli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i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IK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IL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ipeli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iz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-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/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/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/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/I – ISO 6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/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/SQ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A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ankalkü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an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EX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OP-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OP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ost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or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owerho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owerBuilder – 4GL GUI application generator from Sy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owerS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cessing.j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gra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l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m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SE modeling langu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T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vid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ro*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ure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ython</text:p>
          </table:table-cell>
          <table:table-cell table:number-columns-repeated="2"/>
          <table:table-cell table:style-name="ce14" office:value-type="string" calcext:value-type="string">
            <text:p>2.7.14 / 3.6.3</text:p>
          </table:table-cell>
          <table:table-cell/>
        </table:table-row>
        <table:table-row table:style-name="ro1">
          <table:table-cell office:value-type="string" calcext:value-type="string">
            <text:p><text:s text:c="4"/>Q (equational programming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Q (programming language from Kx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Qal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QBa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Qt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Quak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Q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R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ack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A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ap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atf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atf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EB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ed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EF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e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E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l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O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TL/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uby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Rune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ust</text:p>
          </table:table-cell>
          <table:table-cell table:number-columns-repeated="2"/>
          <table:table-cell table:style-name="ce14" office:value-type="string" calcext:value-type="string">
            <text:p>1.21.0</text:p>
          </table:table-cell>
          <table:table-cell/>
        </table:table-row>
        <table:table-row table:style-name="ro1">
          <table:table-cell office:value-type="string" calcext:value-type="string">
            <text:p><text:s text:c="4"/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-L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-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A-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abreT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AL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AM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A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a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awz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B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ca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che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cil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cra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cript.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eed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e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enseT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equenc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E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IMP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IG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iM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IM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im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imu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ingular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IS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L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M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mallt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mall Ba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trongt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nap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NOBOL(SPITBO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nowb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olid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P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peed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P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P/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Q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qu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quir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/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tackless P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tarlo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tr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t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tatef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ub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uperColli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uperT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wift (Apple programming language)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 text:c="4"/>Swift (parallel scripting langu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YM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yncCh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SystemVeril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A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ACP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ELCO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MG, compiler-compil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o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op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P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r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T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-SQ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ran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TC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u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U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ypeScrip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4"/>Uber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UCSD Pas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Um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Un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Unif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Unix s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Unreal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a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eril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H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Ba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Basic .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DataFl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Dialog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Fort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FoxP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J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J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Objec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isual Prol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SX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vv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ATFIV, WATF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ebD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ebQ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hi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indows PowerS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inba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olfram Langu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yve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B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C (exploits XMOS architectu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Harb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oj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OT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PL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Qu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S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Shar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SLT – see XP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t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X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Yor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YQ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Yo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Z no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Ze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ZO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Z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ZPL</text:p>
          </table:table-cell>
          <table:table-cell table:number-columns-repeated="4"/>
        </table:table-row>
        <table:table-row table:style-name="ro1" table:number-rows-repeated="10478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2">00/00/0000</text:date>, <text:time style:data-style-name="N2" text:time-value="08:59:07.460463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6:59:32.888871673</meta:creation-date>
    <dc:date>2017-11-02T10:05:50.014506049</dc:date>
    <meta:editing-duration>PT32M34S</meta:editing-duration>
    <meta:editing-cycles>5</meta:editing-cycles>
    <meta:generator>LibreOffice/5.4.1.2$Linux_X86_64 LibreOffice_project/40m0$Build-2</meta:generator>
    <meta:document-statistic meta:table-count="2" meta:cell-count="1400" meta:object-count="0"/>
  </office:meta>
</office:document-meta>
</file>